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0b6" officeooo:paragraph-rsid="001090b6"/>
    </style:style>
    <style:style style:name="P2" style:family="paragraph" style:parent-style-name="Standard">
      <style:text-properties style:font-name="Liberation Serif" fo:font-size="14pt" fo:font-weight="bold" officeooo:rsid="001090b6" officeooo:paragraph-rsid="001090b6" style:font-size-asian="14pt" style:font-weight-asian="bold" style:font-size-complex="14pt" style:font-weight-complex="bold"/>
    </style:style>
    <style:style style:name="P3" style:family="paragraph" style:parent-style-name="Standard">
      <style:text-properties style:font-name="Liberation Serif" fo:font-size="14pt" fo:font-weight="bold" officeooo:rsid="00116abb" officeooo:paragraph-rsid="00116abb" style:font-size-asian="14pt" style:font-weight-asian="bold" style:font-size-complex="14pt" style:font-weight-complex="bold"/>
    </style:style>
    <style:style style:name="P4" style:family="paragraph" style:parent-style-name="Standard">
      <style:text-properties style:font-name="Liberation Serif" fo:font-size="12pt" fo:font-weight="normal" officeooo:rsid="001090b6" officeooo:paragraph-rsid="001090b6" style:font-size-asian="10.5pt" style:font-weight-asian="normal" style:font-size-complex="12pt" style:font-weight-complex="normal"/>
    </style:style>
    <style:style style:name="P5" style:family="paragraph" style:parent-style-name="Standard">
      <style:text-properties style:font-name="Liberation Serif" fo:font-size="12pt" fo:font-weight="normal" officeooo:rsid="00116abb" officeooo:paragraph-rsid="00116abb" style:font-size-asian="10.5pt" style:font-weight-asian="normal" style:font-size-complex="12pt" style:font-weight-complex="normal"/>
    </style:style>
    <style:style style:name="T1" style:family="text">
      <style:text-properties officeooo:rsid="0010c607"/>
    </style:style>
    <style:style style:name="T2" style:family="text">
      <style:text-properties officeooo:rsid="00116abb"/>
    </style:style>
    <style:style style:name="T3" style:family="text">
      <style:text-properties officeooo:rsid="0012cb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Waddell</text:p>
      <text:p text:style-name="P1">CSS 432</text:p>
      <text:p text:style-name="P1">HW2 Report</text:p>
      <text:p text:style-name="P1"/>
      <text:p text:style-name="P2">Socket.cpp </text:p>
      <text:p text:style-name="P2"/>
      <text:p text:style-name="P4"><text:tab/>This server file has a lot of resuable code from the first homework assignment. Beginning in main, everything is very similar when setting up the socket. We still have to declare a sockaddr_in structure, open a stream-oriented socket and bind it to the its local address. Afterwards it can start listening for and accepting connections. After we accept a connection, we can start creating and running multiple threads to handle client requests. </text:p>
      <text:p text:style-name="P4"><text:tab/></text:p>
      <text:p text:style-name="P4"><text:tab/>Where this starts to change is after we create a new thread to handle a get request. From here, we create a buffer to read data into from the what the client sends and continue to read until we have read in their whole request. <text:span text:style-name="T1">While we read in the request we write it into a string stream object so it can be easily parsed and handled. </text:span></text:p>
      <text:p text:style-name="P4"/>
      <text:p text:style-name="P4"><text:tab/><text:span text:style-name="T1">The first thing to test for is that what we received was a GET request so that for the sake of our program we can handle it. If it is not a GET request, we handle it with a 400 Bad Request HTTP code. If it is a Get request, we trim the request down to get just the path. Once we have the file path, we can examine it to see how our server will respond to the request. If it is for a SecretFile, we should respond with a 401. If it is for a file that the request should not be able to access, it returns a 403. If it if for something that doesn’t exist, we should return 404. Lastly, if it is for a valid request such as </text:span><text:a xlink:type="simple" xlink:href="http://www.google.com/" text:style-name="Internet_20_link" text:visited-style-name="Visited_20_Internet_20_Link"><text:span text:style-name="T1">www.google.com</text:span></text:a><text:span text:style-name="T1"> or a valid file path in the directory, the server returns a 200 and opens the file that is requested. <text:s/></text:span></text:p>
      <text:p text:style-name="P4"/>
      <text:p text:style-name="P4"><text:tab/><text:span text:style-name="T2">Once we have determined what the response will be be we can close the file, send back the reply, and close the thread. </text:span></text:p>
      <text:p text:style-name="P4"/>
      <text:p text:style-name="P3">Retreiver.cpp</text:p>
      <text:p text:style-name="P3"/>
      <text:p text:style-name="P5"><text:tab/>Like the server file, the retreiver file can recycle a lot of the code from the first assignment. The file only takes one argument and tries to get the host and the server IP address out of it. With this information it creates a hostent structure and initializes it’s data members in the same way that assignment 1 did. Afterwards, it creates a stream-oriented socket so we can send the get request and connects the socket to the server socket. </text:p>
      <text:p text:style-name="P5"><text:tab/></text:p>
      <text:p text:style-name="P5"><text:tab/>From here, the code is different from the first assignment. We need to construct a GET request so we take the information from the argument passed in and use a stringstream to construct the GET request following a standard format that includes line endings with \r\n and a special final ending of \r\n\r\n. Once we have built the GET request, we send it over to the server so the server can process it and respond. </text:p>
      <text:p text:style-name="P5"><text:tab/></text:p>
      <text:p text:style-name="P5"><text:tab/>To handle the response from the server we allocate a new buffer <text:span text:style-name="T3">and read the response from the server into it. To help process the response (if we get a 200 OK back) we put the response into a stringstream object. Regardless of what code we back, the response is output to the terminal. Afterwards, we extract the response code and if it is 200, we save the retrieved file to a file sys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4:20:35.828005693</meta:creation-date>
    <dc:date>2018-04-28T14:58:06.312223613</dc:date>
    <meta:editing-duration>PT5M9S</meta:editing-duration>
    <meta:editing-cycles>1</meta:editing-cycles>
    <meta:document-statistic meta:table-count="0" meta:image-count="0" meta:object-count="0" meta:page-count="1" meta:paragraph-count="15" meta:word-count="553" meta:character-count="2956" meta:non-whitespace-character-count="2396"/>
    <meta:generator>LibreOffice/5.1.6.2$Linux_X86_64 LibreOffice_project/10m0$Build-2</meta:generator>
  </office:meta>
</office:document-meta>
</file>